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392c" officeooo:paragraph-rsid="000e392c"/>
    </style:style>
    <style:style style:name="P2" style:family="paragraph" style:parent-style-name="Heading_20_4" style:list-style-name=""/>
    <style:style style:name="P3" style:family="paragraph" style:parent-style-name="Heading_20_4" style:list-style-name="">
      <style:paragraph-properties fo:break-before="page"/>
    </style:style>
    <style:style style:name="P4" style:family="paragraph" style:parent-style-name="Heading_20_4">
      <style:text-properties officeooo:rsid="000e392c" officeooo:paragraph-rsid="000e392c"/>
    </style:style>
    <style:style style:name="P5" style:family="paragraph" style:parent-style-name="Standard">
      <style:text-properties officeooo:rsid="000e392c" officeooo:paragraph-rsid="000e392c"/>
    </style:style>
    <style:style style:name="P6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e392c" officeooo:paragraph-rsid="000e392c" style:font-weight-asian="bold" style:font-weight-complex="bold"/>
    </style:style>
    <style:style style:name="P8" style:family="paragraph" style:parent-style-name="Standard">
      <style:text-properties fo:font-size="12pt" fo:font-weight="bold" officeooo:rsid="000e392c" officeooo:paragraph-rsid="000e392c" style:font-weight-asian="bold" style:font-weight-complex="bold"/>
    </style:style>
    <style:style style:name="P9" style:family="paragraph" style:parent-style-name="Standard">
      <style:text-properties fo:font-weight="normal" officeooo:rsid="000e392c" officeooo:paragraph-rsid="000e392c" style:font-weight-asian="normal" style:font-weight-complex="normal"/>
    </style:style>
    <style:style style:name="P10" style:family="paragraph" style:parent-style-name="Standard">
      <style:text-properties fo:color="#ff0000" loext:opacity="100%" fo:font-size="12pt" fo:font-weight="bold" officeooo:rsid="000e392c" officeooo:paragraph-rsid="000e392c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color="#c9211e" loext:opacity="100%" style:text-underline-style="none"/>
    </style:style>
    <style:style style:name="T10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4"/>
      <text:h text:style-name="P3" text:outline-level="4">LISTAR</text:h>
      <text:p text:style-name="P5">\du -&gt; ver los usuarios que existen</text:p>
      <text:p text:style-name="P5">\l -&gt; lista las bases existentes</text:p>
      <text:p text:style-name="P5">\dn -&gt; lista los esquemas que hay en una base</text:p>
      <text:p text:style-name="P5">\dn+ -&gt; lista los esquemas conb más información</text:p>
      <text:p text:style-name="P5">\d -&gt; lista las tablas de un esquema, con todo lo que tienen (en el esquema predeterminado)</text:p>
      <text:p text:style-name="P5">\d nombreEsquema.* -&gt; lista las tablas de tal esquema, con tolo lo que tienen</text:p>
      <text:p text:style-name="P5">\z nombreEsquema.* -&gt; describe los permisos que hay en las tablas de un esquema</text:p>
      <text:p text:style-name="P5"/>
      <text:p text:style-name="P5">select user; -&gt; para saber en que usuario estás</text:p>
      <text:p text:style-name="P5">\c nombreBase nombreUsuario -&gt; para conectarte a una base con un usuario determinado</text:p>
      <text:p text:style-name="P5"/>
      <text:p text:style-name="P5">select * from information_schema.table_privileges where grantee='nombreUsuario'; -&gt; ver los <text:tab/><text:tab/><text:tab/><text:tab/><text:tab/><text:tab/>permisos que el usuario en el que estás le dio a tal usuario</text:p>
      <text:p text:style-name="P5"/>
      <text:h text:style-name="Heading_20_4" text:outline-level="4">CREAR</text:h>
      <text:p text:style-name="P5">(necesitas ser administrador o tener los permisos)</text:p>
      <text:p text:style-name="P5">create user nombreUsuario with password 'contraseñaDelUsuario'; -&gt; crear usuario</text:p>
      <text:p text:style-name="P5">create role nombreRol; -&gt; crear rol</text:p>
      <text:p text:style-name="P5">create database nombreBase; -&gt; crear una base de datos</text:p>
      <text:p text:style-name="P5">create schema nombreEsquema; -&gt; crear un esquema <text:span text:style-name="T1">(en la base en la que estás)(propiedad del creador)</text:span></text:p>
      <text:p text:style-name="P5">create schema nombreEsquema authorizatio nombreUsuario; -&gt; <text:span text:style-name="T1">crear y darle la propiedad de tal usuario</text:span></text:p>
      <text:p text:style-name="P5">create table nombreTabla(parametros); -&gt; crear tabla</text:p>
      <text:p text:style-name="P5"/>
      <text:h text:style-name="Heading_20_4" text:outline-level="4">PERMISOS</text:h>
      <text:p text:style-name="P6"><text:tab/><text:span text:style-name="T4">privilegios</text:span></text:p>
      <text:p text:style-name="P6"><text:span text:style-name="T5">insert = a</text:span></text:p>
      <text:p text:style-name="P6"><text:span text:style-name="T5">select = r</text:span></text:p>
      <text:p text:style-name="P6"><text:span text:style-name="T5">update = w</text:span></text:p>
      <text:p text:style-name="P6"><text:span text:style-name="T5">delete = d</text:span></text:p>
      <text:p text:style-name="P6"><text:span text:style-name="T5">execute = x</text:span></text:p>
      <text:p text:style-name="P6"><text:span text:style-name="T5">(crear Triggers) = t</text:span></text:p>
      <text:p text:style-name="P6"><text:span text:style-name="T5">create</text:span></text:p>
      <text:p text:style-name="P9"/>
      <text:p text:style-name="P9">EJEMPLOS CON AÑADIR - PARA QUITAR USAR <text:span text:style-name="T7">revoke</text:span> x <text:span text:style-name="T8">grant</text:span> y <text:span text:style-name="T7">from</text:span> x <text:span text:style-name="T7">to</text:span></text:p>
      <text:p text:style-name="P7"><text:span text:style-name="T3"><text:tab/></text:span><text:span text:style-name="T4">bases de datos</text:span></text:p>
      <text:p text:style-name="P6"><text:span text:style-name="T3">grant connect on database nombreBase to nombreUsuario; -&gt; para conectarse a una base</text:span></text:p>
      <text:p text:style-name="P6"><text:span text:style-name="T3">revoke connect on database nombreBase from nombreUsuario; -&gt; para que no pueda conectarse</text:span></text:p>
      <text:p text:style-name="P6"><text:span text:style-name="T3"><text:tab/></text:span><text:span text:style-name="T4">esquemas</text:span></text:p>
      <text:p text:style-name="P6"><text:span text:style-name="T3">grant usage on schema nombreEsquema to nombreUsuario; -&gt; para que puedan usar el esquemas</text:span></text:p>
      <text:p text:style-name="P6"><text:span text:style-name="T3">grant create on schema nombreEsquema to nombreUsuario; -&gt; que pueda crear tablas en el esquema</text:span></text:p>
      <text:p text:style-name="P6"><text:span text:style-name="T3">grant privilegio on nombreTabla to nombreUsuario; -&gt; añadirle un privilegio en una tabla</text:span></text:p>
      <text:p text:style-name="P6"><text:span text:style-name="T3">grant privilegio (nombreColumna) on nombreTabla to nombreUsuario; -&gt; </text:span><text:span text:style-name="T6">cambiar privilegios en una columna</text:span></text:p>
      <text:p text:style-name="P8"><text:span text:style-name="T3"/></text:p>
      <text:p text:style-name="P10"><text:span text:style-name="T3">si quitas los privilegios de un usuario sobre una tabla, si tenia permisos sobre una columna, se los quita tambien</text:span></text:p>
      <text:p text:style-name="P8"><text:span text:style-name="T3"/></text:p>
      <text:h text:style-name="Heading_20_4" text:outline-level="4"><text:soft-page-break/>ALTER</text:h>
      <text:p text:style-name="P8"><text:span text:style-name="T3">alter schema nombreEsquema owner to nombreUsuario;</text:span></text:p>
      <text:p text:style-name="P8"><text:span text:style-name="T3">alter table nombreTabla rename nuevoNombre; -&gt; cambiarle el nombre a unba tabla-+</text:span></text:p>
      <text:p text:style-name="P8"><text:span text:style-name="T3">alter table nombreTabla add column nombreColumna tipoCoulmna; -&gt; </text:span><text:span text:style-name="T2">añadir una columna a la tabla</text:span></text:p>
      <text:p text:style-name="P8"><text:span text:style-name="T3">alter table nombreTabla add primary key (nombreColumna); -&gt; decir cual es el campo principal</text:span></text:p>
      <text:h text:style-name="Heading_20_4" text:outline-level="4">SEARCH_PATH</text:h>
      <text:p text:style-name="P8"><text:span text:style-name="T5">show search_path; -&gt; ver el esquema predeterminado que 'usa'</text:span></text:p>
      <text:p text:style-name="P8"><text:span text:style-name="T5">alter user nombreUsuario in database nombreTabla set search_path to nombreEsquema; -&gt; cambiar <text:tab/>el esquema predeterminado </text:span><text:span text:style-name="T9">REINICIAR LA TERMINAL PARA QUE SE APLIQUE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h text:style-name="P4" text:outline-level="4">DEMAS</text:h>
      <text:p text:style-name="P1">insert into nombreTabla (nombreColumna) values (...); añadir una fila nueva con solo el campo de la columna <text:span text:style-name="T10"><text:s/>SI LA TABLA TIENE UNA CLAVE PRIMARIA Y NO ES LA COLUMNA QUE ESTÁS AÑADIENDO TE DARÁ ERRO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6T11:49:42.562000000</meta:creation-date>
    <dc:date>2023-05-06T12:26:18.050000000</dc:date>
    <meta:editing-duration>PT36M37S</meta:editing-duration>
    <meta:editing-cycles>1</meta:editing-cycles>
    <meta:document-statistic meta:table-count="0" meta:image-count="0" meta:object-count="0" meta:page-count="3" meta:paragraph-count="48" meta:word-count="445" meta:character-count="2782" meta:non-whitespace-character-count="2374"/>
    <meta:generator>LibreOffice/7.4.2.3$Windows_X86_64 LibreOffice_project/382eef1f22670f7f4118c8c2dd222ec7ad009daf</meta:generator>
  </office:meta>
</office:document-meta>
</file>